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text:display="none"/>
    </style:style>
    <style:style style:name="P2" style:family="paragraph" style:parent-style-name="Normal">
      <style:paragraph-properties fo:margin-left="0.5in" fo:margin-right="0in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in" fo:margin-right="0in" fo:text-indent="0.4925in" style:auto-text-indent="false"/>
    </style:style>
    <style:style style:name="P4" style:family="paragraph" style:parent-style-name="Normal">
      <style:paragraph-properties fo:margin-left="1.2346in" fo:margin-right="0in" fo:text-indent="0in" style:auto-text-indent="false">
        <style:tab-stops/>
      </style:paragraph-properties>
    </style:style>
    <style:style style:name="P5" style:family="paragraph" style:parent-style-name="List_20_Paragraph">
      <style:paragraph-properties fo:margin-left="1.2346in" fo:margin-right="0in" fo:text-indent="0in" style:auto-text-indent="false">
        <style:tab-stops/>
      </style:paragraph-properties>
    </style:style>
    <style:style style:name="P6" style:family="paragraph" style:parent-style-name="List_20_Paragraph">
      <style:paragraph-properties fo:margin-left="1.4846in" fo:margin-right="0in" fo:text-indent="0in" style:auto-text-indent="false">
        <style:tab-stops/>
      </style:paragraph-properties>
    </style:style>
    <style:style style:name="P7" style:family="paragraph" style:parent-style-name="Normal">
      <style:paragraph-properties fo:margin-left="1.2425in" fo:margin-right="0in" fo:text-indent="0.4925in" style:auto-text-indent="false">
        <style:tab-stops/>
      </style:paragraph-properties>
    </style:style>
    <style:style style:name="P8" style:family="paragraph" style:parent-style-name="List_20_Paragraph">
      <style:paragraph-properties fo:margin-left="2.4618in" fo:margin-right="0in" fo:text-indent="0in" style:auto-text-indent="false">
        <style:tab-stops/>
      </style:paragraph-properties>
    </style:style>
    <style:style style:name="P9" style:family="paragraph" style:parent-style-name="Normal">
      <style:paragraph-properties fo:margin-left="1.25in" fo:margin-right="0in" fo:text-indent="0in" style:auto-text-indent="false">
        <style:tab-stops/>
      </style:paragraph-properties>
    </style:style>
    <style:style style:name="P10" style:family="paragraph" style:parent-style-name="List_20_Paragraph">
      <style:paragraph-properties fo:margin-left="1.25in" fo:margin-right="0in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1in" fo:margin-right="0in" fo:text-indent="0in" style:auto-text-indent="false">
        <style:tab-stops/>
      </style:paragraph-properties>
    </style:style>
    <style:style style:name="P12" style:family="paragraph" style:parent-style-name="List_20_Paragraph">
      <style:paragraph-properties fo:margin-left="1.2398in" fo:margin-right="0in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.7472in" fo:margin-right="0in" fo:text-indent="0.4925in" style:auto-text-indent="false">
        <style:tab-stops/>
      </style:paragraph-properties>
    </style:style>
    <style:style style:name="P14" style:family="paragraph" style:parent-style-name="List_20_Paragraph">
      <style:paragraph-properties fo:margin-left="1.7272in" fo:margin-right="0in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.9846in" fo:margin-right="0in" fo:text-indent="0in" style:auto-text-indent="false">
        <style:tab-stops/>
      </style:paragraph-properties>
    </style:style>
    <style:style style:name="P1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7" style:family="paragraph" style:parent-style-name="Standard" style:list-style-name="L1"/>
    <style:style style:name="P18" style:family="paragraph" style:parent-style-name="Standard" style:list-style-name="L2"/>
    <style:style style:name="P19" style:family="paragraph" style:parent-style-name="List_20_Paragraph" style:list-style-name="L3"/>
    <style:style style:name="P20" style:family="paragraph" style:parent-style-name="List_20_Paragraph" style:list-style-name="L4"/>
    <style:style style:name="P21" style:family="paragraph" style:parent-style-name="List_20_Paragraph" style:list-style-name="L5"/>
    <style:style style:name="P22" style:family="paragraph" style:parent-style-name="List_20_Paragraph" style:list-style-name="L7"/>
    <style:style style:name="P23" style:family="paragraph" style:parent-style-name="List_20_Paragraph" style:list-style-name="L9"/>
    <style:style style:name="P24" style:family="paragraph" style:parent-style-name="List_20_Paragraph" style:list-style-name="L6">
      <style:paragraph-properties fo:margin-left="1.4846in" fo:margin-right="0in" fo:text-indent="0in" style:auto-text-indent="false">
        <style:tab-stops/>
      </style:paragraph-properties>
    </style:style>
    <style:style style:name="P25" style:family="paragraph" style:parent-style-name="List_20_Paragraph" style:list-style-name="L7">
      <style:paragraph-properties fo:margin-left="1.9846in" fo:margin-right="0in" fo:text-indent="0in" style:auto-text-indent="false">
        <style:tab-stops/>
      </style:paragraph-properties>
    </style:style>
    <style:style style:name="P26" style:family="paragraph" style:parent-style-name="List_20_Paragraph" style:list-style-name="L8">
      <style:paragraph-properties fo:margin-left="2.4693in" fo:margin-right="0in" fo:text-indent="0in" style:auto-text-indent="false">
        <style:tab-stops/>
      </style:paragraph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4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4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34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4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4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34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4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2.23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4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4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734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4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4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5.234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734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6.234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mployee management</text:p>
      <text:p text:style-name="Standard">Employee:</text:p>
      <text:p text:style-name="Standard">Functions:</text:p>
      <text:list xml:id="list582416851" text:style-name="L1">
        <text:list-item>
          <text:p text:style-name="P17">login</text:p>
        </text:list-item>
        <text:list-item>
          <text:p text:style-name="P17"><text:s/>set off days or time</text:p>
        </text:list-item>
        <text:list-item>
          <text:p text:style-name="P17"><text:s/>show his tasks and its status (new, started , paused , finished ) and time spent on it</text:p>
        </text:list-item>
        <text:list-item>
          <text:p text:style-name="P17"><text:s/>task functions:</text:p>
          <text:list>
            <text:list-item>
              <text:p text:style-name="P17">start task (if an other is started paused and start the current )</text:p>
            </text:list-item>
            <text:list-item>
              <text:p text:style-name="P17">pause task</text:p>
            </text:list-item>
            <text:list-item>
              <text:p text:style-name="P17">end task</text:p>
            </text:list-item>
          </text:list>
        </text:list-item>
        <text:list-item>
          <text:p text:style-name="P17">logout (when log out pause the current task )</text:p>
        </text:list-item>
      </text:list>
      <text:p text:style-name="Standard"/>
      <text:p text:style-name="Standard"/>
      <text:p text:style-name="Standard"/>
      <text:p text:style-name="Standard">Admin:</text:p>
      <text:p text:style-name="Standard">Function:</text:p>
      <text:list xml:id="list3120688799" text:style-name="L2">
        <text:list-item>
          <text:p text:style-name="P18">login</text:p>
        </text:list-item>
        <text:list-item>
          <text:p text:style-name="P18">manage user (insert , update , delete)</text:p>
        </text:list-item>
        <text:list-item>
          <text:p text:style-name="P18">manage projects (insert , update , delete)</text:p>
        </text:list-item>
        <text:list-item>
          <text:p text:style-name="P18">manage tasks ( insert, update , delete, sign employees)</text:p>
        </text:list-item>
        <text:list-item>
          <text:p text:style-name="P18">show all projects.</text:p>
        </text:list-item>
        <text:list-item>
          <text:p text:style-name="P18">show all tasks.</text:p>
        </text:list-item>
        <text:list-item>
          <text:p text:style-name="P18">Show all employees.</text:p>
        </text:list-item>
        <text:list-item>
          <text:p text:style-name="P18">Show specific projects</text:p>
          <text:list>
            <text:list-item>
              <text:p text:style-name="P18">show each task and status</text:p>
            </text:list-item>
            <text:list-item>
              <text:p text:style-name="P18">show all employee work on it</text:p>
            </text:list-item>
            <text:list-item>
              <text:p text:style-name="P18">show its status (new ,started , finshed )</text:p>
            </text:list-item>
            <text:list-item>
              <text:p text:style-name="P18">show time spent on project.</text:p>
            </text:list-item>
          </text:list>
        </text:list-item>
        <text:list-item>
          <text:p text:style-name="P18">Show specific task by id</text:p>
          <text:list>
            <text:list-item>
              <text:p text:style-name="P18">status.</text:p>
            </text:list-item>
            <text:list-item>
              <text:p text:style-name="P18">Its employees and each time spent.</text:p>
            </text:list-item>
            <text:list-item>
              <text:p text:style-name="P18">Time spent.</text:p>
            </text:list-item>
          </text:list>
        </text:list-item>
        <text:list-item>
          <text:p text:style-name="P18">Show specific employee</text:p>
          <text:list>
            <text:list-item>
              <text:p text:style-name="P18">show his tasks</text:p>
              <text:list>
                <text:list-item>
                  <text:p text:style-name="P18">show specific task</text:p>
                  <text:list>
                    <text:list-item>
                      <text:p text:style-name="P18">project name ,</text:p>
                    </text:list-item>
                    <text:list-item>
                      <text:p text:style-name="P18"><text:s/>task description ,</text:p>
                    </text:list-item>
                    <text:list-item>
                      <text:p text:style-name="P18">task status</text:p>
                    </text:list-item>
                    <text:list-item>
                      <text:p text:style-name="P18">time spent</text:p>
                    </text:list-item>
                  </text:list>
                </text:list-item>
              </text:list>
            </text:list-item>
            <text:list-item>
              <text:p text:style-name="P18">show how many work hours for specific period <text:s/></text:p>
              <text:list>
                <text:list-item>
                  <text:p text:style-name="P18">each day with each task with the hours spent .</text:p>
                </text:list-item>
              </text:list>
            </text:list-item>
          </text:list>
        </text:list-item>
        <text:list-item>
          <text:p text:style-name="P18">show the employee time off with date and and hours .</text:p>
        </text:list-item>
      </text:list>
      <text:p text:style-name="Standard"/>
      <text:p text:style-name="Standard"><text:s/></text:p>
      <text:p text:style-name="P1"/>
      <text:p text:style-name="Normal"><text:s/></text:p>
      <text:p text:style-name="Normal"/>
      <text:p text:style-name="Normal"/>
      <text:p text:style-name="Normal"/>
      <text:list xml:id="list744389432" text:style-name="L3">
        <text:list-item>
          <text:p text:style-name="P19">login </text:p>
        </text:list-item>
      </text:list>
      <text:p text:style-name="P2">email and password</text:p>
      <text:p text:style-name="P3">for admin </text:p>
      <text:list xml:id="list170123059451251" text:continue-numbering="true" text:style-name="L3">
        <text:list-item>
          <text:p text:style-name="P19">hello name </text:p>
        </text:list-item>
      </text:list>
      <text:list xml:id="list2408493335" text:style-name="L4">
        <text:list-item>
          <text:p text:style-name="P20"><text:soft-page-break/>Manage project </text:p>
        </text:list-item>
      </text:list>
      <text:list xml:id="list1012446192" text:style-name="L5">
        <text:list-item>
          <text:p text:style-name="P21">show all projects</text:p>
        </text:list-item>
      </text:list>
      <text:p text:style-name="P4">show all </text:p>
      <text:list xml:id="list1056546300" text:style-name="L6">
        <text:list-item>
          <text:p text:style-name="P24">update project</text:p>
        </text:list-item>
      </text:list>
      <text:p text:style-name="P6">enter id</text:p>
      <text:list xml:id="list1365349002" text:style-name="L7">
        <text:list-item>
          <text:p text:style-name="P25">update detail </text:p>
        </text:list-item>
      </text:list>
      <text:p text:style-name="P7">2 mange task</text:p>
      <text:list xml:id="list3715698721" text:style-name="L8">
        <text:list-item>
          <text:p text:style-name="P26">add task</text:p>
        </text:list-item>
        <text:list-item>
          <text:p text:style-name="P26">delete</text:p>
        </text:list-item>
        <text:list-item>
          <text:p text:style-name="P26">update task </text:p>
        </text:list-item>
        <text:list-item>
          <text:p text:style-name="P26">show tasks</text:p>
        </text:list-item>
        <text:list-item>
          <text:p text:style-name="P26">sign employee to task </text:p>
        </text:list-item>
      </text:list>
      <text:p text:style-name="P8">show all task , enter task id </text:p>
      <text:p text:style-name="P8">show all employees , enter employee id .</text:p>
      <text:p text:style-name="P8">success , error </text:p>
      <text:p text:style-name="P9">2 delete project</text:p>
      <text:p text:style-name="P6">enter id , show message</text:p>
      <text:p text:style-name="P5"/>
      <text:p text:style-name="P11">2 <text:s text:c="3"/>add project </text:p>
      <text:p text:style-name="P10">enter project , show all , back 0</text:p>
      <text:p text:style-name="Normal"><text:tab/><text:tab/> </text:p>
      <text:p text:style-name="P3">2 manage employee</text:p>
      <text:list xml:id="list468598462" text:style-name="L9">
        <text:list-item>
          <text:p text:style-name="P23">add employee</text:p>
        </text:list-item>
        <text:list-item>
          <text:p text:style-name="P23">update</text:p>
        </text:list-item>
        <text:list-item>
          <text:p text:style-name="P23">delete</text:p>
        </text:list-item>
        <text:list-item>
          <text:p text:style-name="P23">show all employe</text:p>
        </text:list-item>
      </text:list>
      <text:p text:style-name="P12">show all employee </text:p>
      <text:p text:style-name="P12">1 show employe </text:p>
      <text:p text:style-name="P13">enter employe id </text:p>
      <text:p text:style-name="P13"><text:tab/>show details</text:p>
      <text:p text:style-name="P13"><text:tab/>1 show work details for entered period (date to date )</text:p>
      <text:p text:style-name="P13"><text:tab/><text:tab/>show work time </text:p>
      <text:list xml:id="list170054355306866" text:style-name="L7">
        <text:list-item>
          <text:p text:style-name="P22">show task s</text:p>
        </text:list-item>
      </text:list>
      <text:p text:style-name="P14">show projects each with tasks with spent time status</text:p>
      <text:list xml:id="list170122686740372" text:continue-numbering="true" text:style-name="L7">
        <text:list-item>
          <text:p text:style-name="P22">show time off</text:p>
        </text:list-item>
      </text:list>
      <text:p text:style-name="P15">5 sing employ as admin </text:p>
      <text:p text:style-name="P3">3 login as employ </text:p>
      <text:p text:style-name="P14"/>
      <text:p text:style-name="Normal">2 hello employee </text:p>
      <text:p text:style-name="Normal"><text:tab/></text:p>
      <text:p text:style-name="Normal"><text:tab/>Show all tasks each with details (title ,time spent, <text:s/>status )</text:p>
      <text:p text:style-name="Normal"><text:tab/>1 start</text:p>
      <text:p text:style-name="P3">2 pause </text:p>
      <text:p text:style-name="P3">3 finish </text:p>
      <text:p text:style-name="Normal"><text:tab/>4 mange time off</text:p>
      <text:p text:style-name="Normal"><text:tab/><text:tab/>1 add </text:p>
      <text:p text:style-name="Normal"><text:tab/><text:tab/>2 delete</text:p>
      <text:p text:style-name="Normal"><text:tab/>5 logout </text:p>
      <text:p text:style-name="Normal">Database name : employee_managment</text:p>
      <text:p text:style-name="Normal">Tables :</text:p>
      <text:p text:style-name="Normal">Employee: id , name , email , password , address , phone </text:p>
      <text:p text:style-name="Normal"/>
      <text:p text:style-name="Normal"><text:soft-page-break/>Project: id , title , description , status</text:p>
      <text:p text:style-name="Normal"/>
      <text:p text:style-name="Normal">Task: id , title , status , time spend , created, start, project_id , employee_id </text:p>
      <text:p text:style-name="Normal"/>
      <text:p text:style-name="Normal">Time_off: id , from , to , employee_id</text:p>
      <text:p text:style-name="Normal"/>
      <text:p text:style-name="Normal">Admin : id, <text:s/>employe_id 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creator>Hamza Taha</dc:creator>
    <meta:creation-date>2018-03-23T11:11:00Z</meta:creation-date>
    <dc:date>2018-03-23T13:29:00Z</dc:date>
    <meta:editing-cycles>41</meta:editing-cycles>
    <meta:editing-duration>PT9480S</meta:editing-duration>
    <meta:document-statistic meta:table-count="0" meta:image-count="0" meta:object-count="0" meta:page-count="3" meta:paragraph-count="98" meta:word-count="445" meta:character-count="2143" meta:non-whitespace-character-count="1789"/>
    <meta:template xlink:type="simple" xlink:actuate="onRequest" xlink:title="" xlink:href="Normal.dotm"/>
  </office:meta>
</office:document-meta>
</file>